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style:text-underline-style="none" fo:font-weight="bold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</text:p>
      <text:p text:style-name="P2"/>
      <text:list xml:id="list361326647" text:style-name="L1">
        <text:list-item>
          <text:p text:style-name="P4">MySQL is a database management that uses the SQL querying language to access and manipulate data. It can easily be used to manage the data from websites or applications.</text:p>
          <text:p text:style-name="P4"/>
          <text:p text:style-name="P5">Export</text:p>
        </text:list-item>
      </text:list>
      <text:p text:style-name="Text_20_body">To Export a database, open up terminal, making sure that you are not logged into MySQL and type, </text:p>
      <text:p text:style-name="P3">mysqldump -u [username] -p [database name] &gt; [database name].sql</text:p>
      <text:p text:style-name="Text_20_body"><text:line-break/>The database that you selected in the command will now be exported to your droplet.</text:p>
      <text:h text:style-name="Heading_20_3" text:outline-level="3">Import</text:h>
      <text:p text:style-name="Text_20_body">To import a database, first create a new blank database in the MySQL shell to serve as a destination for your data. </text:p>
      <text:p text:style-name="P3">CREATE DATABASE newdatabase;</text:p>
      <text:p text:style-name="Text_20_body"><text:line-break/>Then log out of the MySQL shell and type the following on the command line: </text:p>
      <text:p text:style-name="P3">mysql -u [username] -p newdatabase &lt; [database name].sql</text:p>
      <text:p text:style-name="Text_20_body">With that, your chosen database has been imported into your destination database in MySQL. </text:p>
      <text:p text:style-name="P6"/>
      <text:h text:style-name="Heading_20_3" text:outline-level="3"><text:span text:style-name="Strong_20_Emphasis"><text:span text:style-name="T2">Backing Up</text:span></text:span></text:h>
      <text:p text:style-name="P3">mysqldump -u username -p database_to_backup &gt; backup_name.sql</text:p>
      <text:h text:style-name="Heading_20_3" text:outline-level="3"><text:span text:style-name="Strong_20_Emphasis"><text:span text:style-name="T2">Restoring</text:span></text:span></text:h>
      <text:p text:style-name="Text_20_body">To restore a database dump created with mysqldump, you simply have to redirect the file into MySQL again.<text:line-break/><text:line-break/>We need to create a blank database to house the imported data. First, log into MySQL by typing: </text:p>
      <text:p text:style-name="P3">mysql -u username -p</text:p>
      <text:p text:style-name="Text_20_body"><text:line-break/>Create a new database which will hold all of the data from the data dump and then exit out of the MySQL prompt: </text:p>
      <text:p text:style-name="Preformatted_20_Text">CREATE DATABASE database_name;</text:p>
      <text:p text:style-name="P3">exit</text:p>
      <text:p text:style-name="Text_20_body"><text:line-break/>Next, we can redirect the dump file into our newly created database by issuing the following command: </text:p>
      <text:p text:style-name="P3">mysql -u username -p database_name &lt; backup_name.sql</text:p>
      <text:p text:style-name="Text_20_body"><text:soft-page-break/><text:line-break/>Your information should now be restored to the database you've created. </text:p>
      <text:p text:style-name="P6"/>
      <text:p text:style-name="P6">You may need to provide mysql username, password and hostname, use:</text:p>
      <text:p text:style-name="P6"/>
      <text:p text:style-name="Text_20_body"><text:span text:style-name="Source_20_Text"><text:span text:style-name="T1">mysql --user=your-user-name --password=your-password 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list datbases - </text:span></text:span><text:span text:style-name="Source_20_Text"><text:span text:style-name="Strong_20_Emphasis"><text:span text:style-name="T2">show databases;</text:span></text:span></text:span></text:p>
      <text:p text:style-name="Text_20_body"><text:span text:style-name="Strong_20_Emphasis"><text:span text:style-name="T2">use these databases - use</text:span></text:span><text:span text:style-name="Strong_20_Emphasis"><text:span text:style-name="T3"> database_name</text:span></text:span><text:span text:style-name="Strong_20_Emphasis"><text:span text:style-name="Source_20_Text"><text:span text:style-name="T2">;</text:span></text:span></text:span></text:p>
      <text:p text:style-name="Text_20_body"><text:span text:style-name="Strong_20_Emphasis"><text:span text:style-name="T2">list tables – show tables;</text:span></text:span></text:p>
      <text:p text:style-name="Text_20_body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2-04T14:27:16</meta:creation-date>
    <dc:date>2014-02-04T19:13:42</dc:date>
    <dc:creator>admin </dc:creator>
    <meta:editing-duration>PT01H52M20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2" meta:paragraph-count="28" meta:word-count="282" meta:character-count="1696"/>
  </office:meta>
</office:document-meta>
</file>